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18fe" officeooo:paragraph-rsid="001b18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n:</text:p>
      <text:p text:style-name="P1"/>
      <text:p text:style-name="P1">#include&lt;stdio.h&gt;</text:p>
      <text:p text:style-name="P1">#include&lt;stdlib.h&gt;</text:p>
      <text:p text:style-name="P1">int main()</text:p>
      <text:p text:style-name="P1">{</text:p>
      <text:p text:style-name="P1"><text:s text:c="4"/>int RQ[100],i,j,n,TotalHeadMoment=0,initial,size,move;</text:p>
      <text:p text:style-name="P1"><text:s text:c="4"/>printf("Enter the number of Requests\n");</text:p>
      <text:p text:style-name="P1"><text:s text:c="4"/>scanf("%d",&amp;n);</text:p>
      <text:p text:style-name="P1"><text:s text:c="4"/>printf("Enter the Requests sequence\n");</text:p>
      <text:p text:style-name="P1"><text:s text:c="4"/>for(i=0;i&lt;n;i++)</text:p>
      <text:p text:style-name="P1"><text:s text:c="5"/>scanf("%d",&amp;RQ[i]);</text:p>
      <text:p text:style-name="P1"><text:s text:c="4"/>printf("Enter initial head position\n");</text:p>
      <text:p text:style-name="P1"><text:s text:c="4"/>scanf("%d",&amp;initial);</text:p>
      <text:p text:style-name="P1"><text:s text:c="4"/>printf("Enter total disk size\n");</text:p>
      <text:p text:style-name="P1"><text:s text:c="4"/>scanf("%d",&amp;size);</text:p>
      <text:p text:style-name="P1"><text:s text:c="4"/>printf("Enter the head movement direction for high 1 and for low 0\n");</text:p>
      <text:p text:style-name="P1"><text:s text:c="4"/>scanf("%d",&amp;move);</text:p>
      <text:p text:style-name="P1"><text:s text:c="4"/></text:p>
      <text:p text:style-name="P1"><text:s text:c="4"/>// logic for Scan disk scheduling</text:p>
      <text:p text:style-name="P1"><text:s text:c="4"/></text:p>
      <text:p text:style-name="P1"><text:s text:c="8"/>/*logic for sort the request array */</text:p>
      <text:p text:style-name="P1"><text:s text:c="4"/>for(i=0;i&lt;n;i++)</text:p>
      <text:p text:style-name="P1"><text:s text:c="4"/>{</text:p>
      <text:p text:style-name="P1"><text:s text:c="8"/>for(j=0;j&lt;n-i-1;j++)</text:p>
      <text:p text:style-name="P1"><text:s text:c="8"/>{</text:p>
      <text:p text:style-name="P1"><text:s text:c="12"/>if(RQ[j]&gt;RQ[j+1])</text:p>
      <text:p text:style-name="P1"><text:s text:c="12"/>{</text:p>
      <text:p text:style-name="P1"><text:s text:c="16"/>int temp;</text:p>
      <text:p text:style-name="P1"><text:s text:c="16"/>temp=RQ[j];</text:p>
      <text:p text:style-name="P1"><text:s text:c="16"/>RQ[j]=RQ[j+1];</text:p>
      <text:p text:style-name="P1"><text:s text:c="16"/>RQ[j+1]=temp;</text:p>
      <text:p text:style-name="P1"><text:s text:c="12"/>}</text:p>
      <text:p text:style-name="P1"></text:p>
      <text:p text:style-name="P1"><text:s text:c="8"/>}</text:p>
      <text:p text:style-name="P1"><text:s text:c="4"/>}</text:p>
      <text:p text:style-name="P1"></text:p>
      <text:p text:style-name="P1"><text:s text:c="4"/>int index;</text:p>
      <text:p text:style-name="P1"><text:s text:c="4"/>for(i=0;i&lt;n;i++)</text:p>
      <text:p text:style-name="P1"><text:s text:c="4"/>{</text:p>
      <text:p text:style-name="P1"><text:s text:c="8"/>if(initial&lt;RQ[i])</text:p>
      <text:p text:style-name="P1"><text:s text:c="8"/>{</text:p>
      <text:p text:style-name="P1"><text:s text:c="12"/>index=i;</text:p>
      <text:p text:style-name="P1"><text:s text:c="12"/>break;</text:p>
      <text:p text:style-name="P1"><text:s text:c="8"/>}</text:p>
      <text:p text:style-name="P1"><text:s text:c="4"/>}</text:p>
      <text:p text:style-name="P1"><text:s text:c="3"/></text:p>
      <text:p text:style-name="P1"><text:s text:c="4"/>// if movement is towards high value</text:p>
      <text:p text:style-name="P1"><text:s text:c="4"/>if(move==1)</text:p>
      <text:p text:style-name="P1"><text:s text:c="4"/>{</text:p>
      <text:p text:style-name="P1"><text:s text:c="8"/>for(i=index;i&lt;n;i++)</text:p>
      <text:p text:style-name="P1"><text:s text:c="8"/>{</text:p>
      <text:p text:style-name="P1"><text:soft-page-break/><text:s text:c="12"/>TotalHeadMoment=TotalHeadMoment+abs(RQ[i]-initial);</text:p>
      <text:p text:style-name="P1"><text:s text:c="12"/>initial=RQ[i];</text:p>
      <text:p text:style-name="P1"><text:s text:c="8"/>}</text:p>
      <text:p text:style-name="P1"><text:s text:c="8"/>// <text:s/>last movement for max size </text:p>
      <text:p text:style-name="P1"><text:s text:c="8"/>TotalHeadMoment=TotalHeadMoment+abs(size-RQ[i-1]-1);</text:p>
      <text:p text:style-name="P1"><text:s text:c="8"/>initial = size-1;</text:p>
      <text:p text:style-name="P1"><text:s text:c="8"/>for(i=index-1;i&gt;=0;i--)</text:p>
      <text:p text:style-name="P1"><text:s text:c="8"/>{</text:p>
      <text:p text:style-name="P1"><text:s text:c="13"/>TotalHeadMoment=TotalHeadMoment+abs(RQ[i]-initial);</text:p>
      <text:p text:style-name="P1"><text:s text:c="13"/>initial=RQ[i];</text:p>
      <text:p text:style-name="P1"><text:s text:c="12"/></text:p>
      <text:p text:style-name="P1"><text:s text:c="8"/>}</text:p>
      <text:p text:style-name="P1"><text:s text:c="4"/>}</text:p>
      <text:p text:style-name="P1"><text:s text:c="4"/>// if movement is towards low value</text:p>
      <text:p text:style-name="P1"><text:s text:c="4"/>else</text:p>
      <text:p text:style-name="P1"><text:s text:c="4"/>{</text:p>
      <text:p text:style-name="P1"><text:s text:c="8"/>for(i=index-1;i&gt;=0;i--)</text:p>
      <text:p text:style-name="P1"><text:s text:c="8"/>{</text:p>
      <text:p text:style-name="P1"><text:s text:c="12"/>TotalHeadMoment=TotalHeadMoment+abs(RQ[i]-initial);</text:p>
      <text:p text:style-name="P1"><text:s text:c="12"/>initial=RQ[i];</text:p>
      <text:p text:style-name="P1"><text:s text:c="8"/>}</text:p>
      <text:p text:style-name="P1"><text:s text:c="8"/>// <text:s/>last movement for min size </text:p>
      <text:p text:style-name="P1"><text:s text:c="8"/>TotalHeadMoment=TotalHeadMoment+abs(RQ[i+1]-0);</text:p>
      <text:p text:style-name="P1"><text:s text:c="8"/>initial =0;</text:p>
      <text:p text:style-name="P1"><text:s text:c="8"/>for(i=index;i&lt;n;i++)</text:p>
      <text:p text:style-name="P1"><text:s text:c="8"/>{</text:p>
      <text:p text:style-name="P1"><text:s text:c="13"/>TotalHeadMoment=TotalHeadMoment+abs(RQ[i]-initial);</text:p>
      <text:p text:style-name="P1"><text:s text:c="13"/>initial=RQ[i];</text:p>
      <text:p text:style-name="P1"><text:s text:c="12"/></text:p>
      <text:p text:style-name="P1"><text:s text:c="8"/>}</text:p>
      <text:p text:style-name="P1"><text:s text:c="4"/>}</text:p>
      <text:p text:style-name="P1"><text:s text:c="4"/></text:p>
      <text:p text:style-name="P1"><text:s text:c="4"/>printf("Total head movement is %d",TotalHeadMoment);</text:p>
      <text:p text:style-name="P1"><text:s text:c="4"/>return 0;</text:p>
      <text:p text:style-name="P1">}</text:p>
      <text:p text:style-name="P1"/>
      <text:p text:style-name="P1">Output:-</text:p>
      <text:p text:style-name="P1"></text:p>
      <text:p text:style-name="P1">Enter the number of Request</text:p>
      <text:p text:style-name="P1">8</text:p>
      <text:p text:style-name="P1">Enter the Requests Sequence</text:p>
      <text:p text:style-name="P1">95 180 34 119 11 123 62 64</text:p>
      <text:p text:style-name="P1">Enter initial head position</text:p>
      <text:p text:style-name="P1">50</text:p>
      <text:p text:style-name="P1">Enter total disk size</text:p>
      <text:p text:style-name="P1">200</text:p>
      <text:p text:style-name="P1">Enter the head movement direction for high 1 and for low 0</text:p>
      <text:p text:style-name="P1">1</text:p>
      <text:p text:style-name="P1">Total head movement is 3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2:06:23.399598123</meta:creation-date>
    <dc:date>2022-11-07T12:07:58.796578180</dc:date>
    <meta:editing-duration>P0D</meta:editing-duration>
    <meta:editing-cycles>1</meta:editing-cycles>
    <meta:document-statistic meta:table-count="0" meta:image-count="0" meta:object-count="0" meta:page-count="2" meta:paragraph-count="99" meta:word-count="196" meta:character-count="2278" meta:non-whitespace-character-count="1489"/>
    <meta:generator>LibreOffice/4.2.8.2$Linux_X86_64 LibreOffice_project/420m0$Build-2</meta:generator>
  </office:meta>
</office:document-meta>
</file>